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14cm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officeooo:rsid="00106ae3" officeooo:paragraph-rsid="00106a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cf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етоды инспекции рабочего продукта</text:h>
      <text:h text:style-name="Heading_20_2" text:outline-level="2">Критерии отнесения к формальной инспекции для различных типов рабочих продуктов</text:h>
      <table:table table:name="Таблица1" table:style-name="Таблица1">
        <table:table-column table:style-name="Таблица1.A"/>
        <table:table-column table:style-name="Таблица1.B"/>
        <table:table-row table:style-name="TableLine94681936629744">
          <table:table-cell table:style-name="Таблица1.A1" office:value-type="string">
            <text:p text:style-name="P1">Рабочий продукт</text:p>
          </table:table-cell>
          <table:table-cell table:style-name="Таблица1.A1" office:value-type="string">
            <text:p text:style-name="P1">Размер продукта или изменения в нём, не менее</text:p>
          </table:table-cell>
        </table:table-row>
        <table:table-row table:style-name="TableLine94681948256832">
          <table:table-cell table:style-name="Таблица1.A1" office:value-type="string">
            <text:p text:style-name="Standard">Требования</text:p>
          </table:table-cell>
          <table:table-cell table:style-name="Таблица1.A1" office:value-type="string">
            <text:p text:style-name="Standard">3 страницы или 10% рабочего продукта</text:p>
          </table:table-cell>
        </table:table-row>
        <table:table-row table:style-name="TableLine94681961616800">
          <table:table-cell table:style-name="Таблица1.A1" office:value-type="string">
            <text:p text:style-name="Standard">Документы по дизайну</text:p>
          </table:table-cell>
          <table:table-cell table:style-name="Таблица1.A1" office:value-type="string">
            <text:p text:style-name="Standard">5 страниц или 10% рабочего продукта</text:p>
          </table:table-cell>
        </table:table-row>
        <table:table-row table:style-name="TableLine94681960589152">
          <table:table-cell table:style-name="Таблица1.A1" office:value-type="string">
            <text:p text:style-name="Standard">Не комментированный код</text:p>
          </table:table-cell>
          <table:table-cell table:style-name="Таблица1.A1" office:value-type="string">
            <text:p text:style-name="Standard">70 NCLOC</text:p>
          </table:table-cell>
        </table:table-row>
        <table:table-row table:style-name="TableLine94681809390384">
          <table:table-cell table:style-name="Таблица1.A1" office:value-type="string">
            <text:p text:style-name="Standard">Тесты (Test Cases)</text:p>
          </table:table-cell>
          <table:table-cell table:style-name="Таблица1.A1" office:value-type="string">
            <text:p text:style-name="Standard">4 страницы или 10% рабочего продукта</text:p>
          </table:table-cell>
        </table:table-row>
      </table:table>
      <text:p text:style-name="Text_20_body"/>
      <text:h text:style-name="Heading_20_2" text:outline-level="2">Перечень ролей участников инспекции и их обязанности</text:h>
      <text:p text:style-name="Text_20_body"><text:span text:style-name="T2">1 </text:span><text:span text:style-name="T1">Автор</text:span> — сотрудник, разработавший инспектируемый рабочий продукт, </text:p>
      <text:p text:style-name="Text_20_body">либо сделавший инспектируемые изменения в существующем рабочем продукте</text:p>
      <text:p text:style-name="Text_20_body"><text:span text:style-name="T1">2 Председатель-ведущий</text:span> — ответственный сотрудник, выполняющий роль </text:p>
      <text:p text:style-name="Text_20_body">председателя инспекции и предоставляющий рабочий продукт инспекторам</text:p>
      <text:p text:style-name="Text_20_body"><text:span text:style-name="T1">3 Секретарь-инспектор</text:span> — сотрудник, ответственный за создание документации по инспекции, а также за проверку инспектируемого рабочего продукта</text:p>
      <text:h text:style-name="Heading_20_2" text:outline-level="2">Этапы инспекции</text:h>
      <text:p text:style-name="Text_20_body"/>
      <text:h text:style-name="Heading_20_2" text:outline-level="2">Порядок подготовки к инспекции</text:h>
      <text:p text:style-name="Text_20_body"/>
      <text:h text:style-name="Heading_20_2" text:outline-level="2">Перечень статусов и степени важности замечаний</text:h>
      <text:p text:style-name="Text_20_body"/>
      <text:h text:style-name="Heading_20_2" text:outline-level="2">Порядок верификации учёта замечаний</text:h>
      <text:p text:style-name="P2"/>
      <text:h text:style-name="Heading_20_2" text:outline-level="2">Метрики, характеризующие эффективность инспекции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09:48:45.642969914</meta:creation-date>
    <dc:date>2021-09-29T14:28:28.053328388</dc:date>
    <meta:editing-duration>PT43M16S</meta:editing-duration>
    <meta:editing-cycles>8</meta:editing-cycles>
    <meta:generator>LibreOffice/7.1.6.2.0$Linux_X86_64 LibreOffice_project/10$Build-2</meta:generator>
    <meta:document-statistic meta:table-count="1" meta:image-count="0" meta:object-count="0" meta:page-count="1" meta:paragraph-count="23" meta:word-count="125" meta:character-count="999" meta:non-whitespace-character-count="892"/>
  </office:meta>
</office:document-meta>
</file>